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7.137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8.107cm"/>
    </style:style>
    <style:style style:name="co9" style:family="table-column">
      <style:table-column-properties fo:break-before="auto" style:column-width="11.603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5.803cm"/>
    </style:style>
    <style:style style:name="co16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1.43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3.14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9.883cm"/>
    </style:style>
    <style:style style:name="co25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Unplugging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nplug USB/RS-232 converter</text:p>
          </table:table-cell>
          <table:table-cell office:value-type="string">
            <text:p>Terminal detects unplug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lug USB/RS-232 converter</text:p>
          </table:table-cell>
          <table:table-cell office:value-type="string">
            <text:p>Terminal stays clos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open terminal</text:p>
          </table:table-cell>
          <table:table-cell office:value-type="string">
            <text:p>Terminal gets open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 is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 are shown, both are off = red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 are shown, OXS is on, IXS is assumed to be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O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O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second terminal is off</text:p>
          </table:table-cell>
          <table:table-cell table:number-columns-repeated="1019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02.10.2011</text:date>, <text:time>14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6H07M45S</meta:editing-duration>
    <meta:editing-cycles>23</meta:editing-cycles>
    <meta:generator>OpenOffice.org/3.2$Win32 OpenOffice.org_project/320m12$Build-9483</meta:generator>
    <dc:date>2011-10-02T14:06:30.42</dc:date>
    <dc:creator>Matthias Kläy</dc:creator>
    <meta:document-statistic meta:table-count="7" meta:cell-count="384" meta:object-count="0"/>
    <meta:user-defined meta:name="Info 1"/>
    <meta:user-defined meta:name="Info 2"/>
    <meta:user-defined meta:name="Info 3"/>
    <meta:user-defined meta:name="Info 4"/>
  </office:meta>
</office:document-meta>
</file>